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11cm" fo:min-width="0.268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281cm"/>
    </style:style>
    <style:style style:name="P1" style:family="paragraph">
      <style:paragraph-properties fo:text-align="center"/>
      <style:text-properties fo:font-size="6pt" style:font-size-asian="6pt" style:font-size-complex="6pt"/>
    </style:style>
    <style:style style:name="P2" style:family="paragraph">
      <loext:graphic-properties draw:fill="none"/>
      <style:paragraph-properties fo:text-align="center"/>
      <style:text-properties style:font-name="EVA-マティス-クラシック EB" fo:font-size="6pt" style:font-name-asian="EVA-マティス-クラシック EB" style:font-size-asian="6pt" style:font-size-complex="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EVA-マティス-クラシック EB" fo:font-size="8pt" style:font-name-asian="EVA-マティス-クラシック EB" style:font-size-asian="8pt" style:font-size-complex="8pt"/>
    </style:style>
    <style:style style:name="P5" style:family="paragraph">
      <loext:graphic-properties draw:fill="none" draw:fill-color="#ffffff"/>
      <style:text-properties style:font-name="EVA-マティス-クラシック EB" fo:font-size="8pt" style:font-name-asian="EVA-マティス-クラシック EB" style:font-size-asian="8pt" style:font-size-complex="8pt"/>
    </style:style>
    <style:style style:name="T1" style:family="text">
      <style:text-properties style:font-name="EVA-マティス-クラシック EB" fo:font-size="6pt" style:font-name-asian="EVA-マティス-クラシック EB" style:font-size-asian="6pt" style:font-size-complex="6pt"/>
    </style:style>
    <style:style style:name="T2" style:family="text">
      <style:text-properties style:font-name="EVA-マティス-クラシック EB" fo:font-size="8pt" style:font-name-asian="EVA-マティス-クラシック EB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1.134cm" svg:height="0.981cm" svg:x="1.218cm" svg:y="1.419cm">
          <text:p text:style-name="P1"><text:span text:style-name="T1">n-1</text:span><text:span text:style-name="T1">番目</text:span></text:p>
          <text:p text:style-name="P1"><text:span text:style-name="T1">状態の</text:span></text:p>
          <text:p text:style-name="P1"><text:span text:style-name="T1">テーブル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134cm" svg:height="0.981cm" svg:x="4.419cm" svg:y="1.419cm">
          <text:p text:style-name="P1"><text:span text:style-name="T1">n</text:span><text:span text:style-name="T1">番目</text:span></text:p>
          <text:p text:style-name="P1"><text:span text:style-name="T1">状態の</text:span></text:p>
          <text:p text:style-name="P1"><text:span text:style-name="T1">テーブル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.352cm" svg:y1="1.91cm" svg:x2="4.419cm" svg:y2="1.91cm" draw:start-shape="id1" draw:start-glue-point="10" draw:end-shape="id2" draw:end-glue-point="6" svg:d="M2352 1910h2067" svg:viewBox="0 0 2068 1">
          <text:p/>
        </draw:connector>
        <draw:frame draw:style-name="gr3" draw:text-style-name="P5" draw:layer="layout" svg:width="1.947cm" svg:height="0.819cm" svg:x="2.573cm" svg:y="2.061cm">
          <draw:text-box>
            <text:p text:style-name="P4"><text:span text:style-name="T2">n</text:span><text:span text:style-name="T2">回目の</text:span><text:span text:style-name="T2">upd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4:48:56.125000000</meta:creation-date>
    <dc:date>2019-09-18T06:02:52.037000000</dc:date>
    <meta:editing-duration>PT11M</meta:editing-duration>
    <meta:editing-cycles>2</meta:editing-cycles>
    <meta:generator>LibreOffice/5.4.4.2$Windows_X86_64 LibreOffice_project/2524958677847fb3bb44820e40380acbe820f960</meta:generator>
    <meta:document-statistic meta:object-count="4"/>
  </office:meta>
</office:document-meta>
</file>